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5cm" style:use-optimal-column-width="false"/>
    </style:style>
    <style:style style:name="co2" style:family="table-column">
      <style:table-column-properties style:column-width="1.525cm" style:use-optimal-column-width="false"/>
    </style:style>
    <style:style style:name="ro1" style:family="table-row">
      <style:table-row-properties style:row-height="1.632cm"/>
    </style:style>
    <style:style style:name="ro2" style:family="table-row">
      <style:table-row-properties style:row-height="1.337cm"/>
    </style:style>
    <style:style style:name="ro3" style:family="table-row">
      <style:table-row-properties style:row-height="1.328cm"/>
    </style:style>
    <style:style style:name="ce1" style:family="table-cell">
      <style:text-properties style:text-line-through-style="none" style:text-line-through-type="none" style:font-name="Utopia" fo:font-size="10.5pt" style:text-underline-style="none" fo:font-weight="bold" style:font-size-asian="10.5pt" style:font-weight-asian="bold" style:font-size-complex="10.5pt" style:font-weight-complex="bold"/>
    </style:style>
    <style:style style:name="ce2" style:family="table-cell">
      <style:text-properties style:text-line-through-style="none" style:text-line-through-type="none" style:font-name="Utopia" fo:font-size="12pt" fo:text-shadow="none" style:text-underline-style="none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text-line-through-style="none" style:text-line-through-type="none" style:font-name="Utopia" fo:font-size="10pt" style:text-underline-style="none" style:font-size-asian="10pt" style:font-size-complex="10pt"/>
    </style:style>
    <style:style style:name="P1" style:family="paragraph">
      <style:text-properties style:text-line-through-style="none" style:text-line-through-type="none" style:font-name="Utopia" fo:font-size="10.5pt" style:text-underline-style="none" fo:font-weight="bold" style:font-size-asian="10.5pt" style:font-weight-asian="bold" style:font-size-complex="10.5pt" style:font-weight-complex="bold"/>
    </style:style>
    <style:style style:name="P2" style:family="paragraph">
      <style:text-properties style:text-line-through-style="none" style:text-line-through-type="none" style:font-name="Utopia" fo:font-size="12pt" fo:text-shadow="none" style:text-underline-style="none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text-line-through-style="none" style:text-line-through-type="none" style:font-name="Utopia" fo:font-size="10pt" style:text-underline-style="none" style:font-size-asian="10pt" style:font-size-complex="10pt"/>
    </style:style>
    <style:style style:name="P4" style:family="paragraph">
      <style:paragraph-properties fo:text-align="center"/>
      <style:text-properties style:font-name="Utopia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Utopia" fo:font-size="18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Utopia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524cm" svg:height="12.318cm" svg:x="1.281cm" svg:y="2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T1/</text:p>
                <text:p text:style-name="P1">T2</text:p>
              </table:table-cell>
              <table:table-cell>
                <text:p text:style-name="P1">Blur</text:p>
              </table:table-cell>
              <table:table-cell>
                <text:p text:style-name="P1">Noise</text:p>
              </table:table-cell>
              <table:table-cell>
                <text:p text:style-name="P1">Rot’d</text:p>
              </table:table-cell>
              <table:table-cell>
                <text:p text:style-name="P1">Shear</text:p>
              </table:table-cell>
              <table:table-cell>
                <text:p text:style-name="P1">Crop</text:p>
              </table:table-cell>
              <table:table-cell>
                <text:p text:style-name="P1">Occlude</text:p>
              </table:table-cell>
              <table:table-cell>
                <text:p text:style-name="P1">h-flip</text:p>
              </table:table-cell>
              <table:table-cell>
                <text:p text:style-name="P1">v-flip</text:p>
              </table:table-cell>
              <table:table-cell>
                <text:p text:style-name="P1">Brighten</text:p>
              </table:table-cell>
              <table:table-cell>
                <text:p text:style-name="P1">Darken</text:p>
              </table:table-cell>
              <table:table-cell>
                <text:p text:style-name="P1">Hist</text:p>
                <text:p text:style-name="P1">Eq</text:p>
              </table:table-cell>
              <table:table-cell>
                <text:p text:style-name="P1">Compress</text:p>
              </table:table-cell>
              <table:table-cell>
                <text:p text:style-name="P1">Decimate</text:p>
              </table:table-cell>
              <table:table-cell>
                <text:p text:style-name="P1">Up</text:p>
                <text:p text:style-name="P1">scale</text:p>
              </table:table-cell>
              <table:table-cell>
                <text:p text:style-name="P1">Downscale</text:p>
              </table:table-cell>
            </table:table-row>
            <table:table-row table:style-name="ro2" table:default-cell-style-name="ce3">
              <table:table-cell table:style-name="ce2">
                <text:p text:style-name="P2">RAW</text:p>
                <text:p text:style-name="P2">1792</text:p>
              </table:table-cell>
              <table:table-cell>
                <text:p text:style-name="P3">27.1/</text:p>
                <text:p text:style-name="P3">29.9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1792</text:p>
              </table:table-cell>
              <table:table-cell>
                <text:p text:style-name="P3">27.1/</text:p>
                <text:p text:style-name="P3">29.9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1024</text:p>
              </table:table-cell>
              <table:table-cell>
                <text:p text:style-name="P3">20.5/</text:p>
                <text:p text:style-name="P3">22.6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512</text:p>
              </table:table-cell>
              <table:table-cell>
                <text:p text:style-name="P3">14.4/</text:p>
                <text:p text:style-name="P3">15.9</text:p>
              </table:table-cell>
              <table:table-cell>
                <text:p text:style-name="P3">0/0</text:p>
              </table:table-cell>
              <table:table-cell>
                <text:p text:style-name="P3">0.01/</text:p>
                <text:p text:style-name="P3">0.002</text:p>
              </table:table-cell>
              <table:table-cell>
                <text:p text:style-name="P3">0/0</text:p>
              </table:table-cell>
              <table:table-cell>
                <text:p text:style-name="P3">0.02/</text:p>
                <text:p text:style-name="P3">0.006</text:p>
              </table:table-cell>
              <table:table-cell>
                <text:p text:style-name="P3">0/0</text:p>
              </table:table-cell>
              <table:table-cell>
                <text:p text:style-name="P3">0.008/0</text:p>
              </table:table-cell>
              <table:table-cell>
                <text:p text:style-name="P3">0/0</text:p>
              </table:table-cell>
              <table:table-cell>
                <text:p text:style-name="P3">0.33/</text:p>
                <text:p text:style-name="P3">0.04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256</text:p>
              </table:table-cell>
              <table:table-cell>
                <text:p text:style-name="P3">10.1/</text:p>
                <text:p text:style-name="P3">11.2</text:p>
              </table:table-cell>
              <table:table-cell>
                <text:p text:style-name="P3">0/0</text:p>
              </table:table-cell>
              <table:table-cell>
                <text:p text:style-name="P3">0.67/</text:p>
                <text:p text:style-name="P3">0.18</text:p>
              </table:table-cell>
              <table:table-cell>
                <text:p text:style-name="P3">0/0</text:p>
              </table:table-cell>
              <table:table-cell>
                <text:p text:style-name="P3">0.99/</text:p>
                <text:p text:style-name="P3">0.70</text:p>
              </table:table-cell>
              <table:table-cell>
                <text:p text:style-name="P3">0/0</text:p>
              </table:table-cell>
              <table:table-cell>
                <text:p text:style-name="P3">0.11/</text:p>
                <text:p text:style-name="P3">0.03</text:p>
              </table:table-cell>
              <table:table-cell>
                <text:p text:style-name="P3">0/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0.01/</text:p>
                <text:p text:style-name="P3">0.004</text:p>
              </table:table-cell>
              <table:table-cell>
                <text:p text:style-name="P3">0.02/</text:p>
                <text:p text:style-name="P3">0</text:p>
              </table:table-cell>
              <table:table-cell>
                <text:p text:style-name="P3">0.004/</text:p>
                <text:p text:style-name="P3">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128</text:p>
              </table:table-cell>
              <table:table-cell>
                <text:p text:style-name="P3">7.0/</text:p>
                <text:p text:style-name="P3">7.9</text:p>
              </table:table-cell>
              <table:table-cell>
                <text:p text:style-name="P3">0.91/</text:p>
                <text:p text:style-name="P3">0.16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0.99/</text:p>
                <text:p text:style-name="P3">0.35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0.90</text:p>
              </table:table-cell>
              <table:table-cell>
                <text:p text:style-name="P3">0.97/</text:p>
                <text:p text:style-name="P3">0.56</text:p>
              </table:table-cell>
              <table:table-cell>
                <text:p text:style-name="P3">0/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0.87</text:p>
              </table:table-cell>
              <table:table-cell>
                <text:p text:style-name="P3">1.0/</text:p>
                <text:p text:style-name="P3">0.95</text:p>
              </table:table-cell>
              <table:table-cell>
                <text:p text:style-name="P3">0.98/</text:p>
                <text:p text:style-name="P3">0.53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2" table:default-cell-style-name="ce3">
              <table:table-cell table:style-name="ce2">
                <text:p text:style-name="P2">PCA</text:p>
                <text:p text:style-name="P2">64</text:p>
              </table:table-cell>
              <table:table-cell>
                <text:p text:style-name="P3">4.9/</text:p>
                <text:p text:style-name="P3">5.5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0.98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0.22/</text:p>
                <text:p text:style-name="P3">0.08</text:p>
              </table:table-cell>
              <table:table-cell>
                <text:p text:style-name="P3">0.98/</text:p>
                <text:p text:style-name="P3">0.36</text:p>
              </table:table-cell>
              <table:table-cell>
                <text:p text:style-name="P3">0/0</text:p>
              </table:table-cell>
              <table:table-cell>
                <text:p text:style-name="P3">0/0</text:p>
              </table:table-cell>
            </table:table-row>
            <table:table-row table:style-name="ro3" table:default-cell-style-name="ce3">
              <table:table-cell table:style-name="ce2">
                <text:p text:style-name="P2">PCA</text:p>
                <text:p text:style-name="P2">32</text:p>
              </table:table-cell>
              <table:table-cell>
                <text:p text:style-name="P3">3.1/</text:p>
                <text:p text:style-name="P3">3.7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1.0/</text:p>
                <text:p text:style-name="P3">1.0</text:p>
              </table:table-cell>
              <table:table-cell>
                <text:p text:style-name="P3">0.09/</text:p>
                <text:p text:style-name="P3">0</text:p>
              </table:table-cell>
              <table:table-cell>
                <text:p text:style-name="P3">1.0/</text:p>
                <text:p text:style-name="P3">0.1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0.414cm" svg:height="0.979cm" svg:x="9.255cm" svg:y="1.381cm">
          <draw:text-box>
            <text:p text:style-name="P4"><text:span text:style-name="T1">Table 4.</text:span></text:p>
          </draw:text-box>
        </draw:frame>
        <draw:frame draw:style-name="gr2" draw:text-style-name="P7" draw:layer="layout" svg:width="21.463cm" svg:height="1.143cm" svg:x="3.413cm" svg:y="15.097cm">
          <draw:text-box>
            <text:p text:style-name="P6"><text:span text:style-name="T2">Table 4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9:09:51.675423722</meta:creation-date>
    <dc:date>2019-05-13T19:40:18.280513543</dc:date>
    <meta:editing-duration>PT3M15S</meta:editing-duration>
    <meta:editing-cycles>2</meta:editing-cycles>
    <meta:generator>LibreOffice/5.2.7.2$Linux_X86_64 LibreOffice_project/20m0$Build-2</meta:generator>
    <meta:document-statistic meta:object-count="3"/>
  </office:meta>
</office:document-meta>
</file>